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d0552"/>
    </style:style>
    <style:style style:name="P2" style:family="paragraph" style:parent-style-name="Text_20_body">
      <style:text-properties officeooo:rsid="001d9bfc" officeooo:paragraph-rsid="001d9bfc"/>
    </style:style>
    <style:style style:name="P3" style:family="paragraph" style:parent-style-name="Text_20_body">
      <style:paragraph-properties fo:text-align="start" style:justify-single-word="false"/>
      <style:text-properties officeooo:rsid="001e4b9f" officeooo:paragraph-rsid="001e4b9f"/>
    </style:style>
    <style:style style:name="P4" style:family="paragraph" style:parent-style-name="Text_20_body">
      <style:paragraph-properties fo:text-align="start" style:justify-single-word="false"/>
      <style:text-properties officeooo:rsid="001e4b9f" officeooo:paragraph-rsid="001fdce4"/>
    </style:style>
    <style:style style:name="P5" style:family="paragraph" style:parent-style-name="Text_20_body">
      <style:text-properties officeooo:rsid="001e4b9f" officeooo:paragraph-rsid="001fdce4"/>
    </style:style>
    <style:style style:name="P6" style:family="paragraph" style:parent-style-name="Text_20_body">
      <style:text-properties officeooo:rsid="001fdce4" officeooo:paragraph-rsid="001fdce4"/>
    </style:style>
    <style:style style:name="P7" style:family="paragraph" style:parent-style-name="Text_20_body">
      <style:text-properties officeooo:paragraph-rsid="0021a702"/>
    </style:style>
    <style:style style:name="P8" style:family="paragraph" style:parent-style-name="Heading_20_1">
      <style:text-properties officeooo:rsid="001d0552" officeooo:paragraph-rsid="001d0552"/>
    </style:style>
    <style:style style:name="P9" style:family="paragraph" style:parent-style-name="Heading_20_1">
      <style:text-properties officeooo:rsid="0020f7cd" officeooo:paragraph-rsid="0020f7cd"/>
    </style:style>
    <style:style style:name="P10" style:family="paragraph" style:parent-style-name="Heading_20_1">
      <style:text-properties officeooo:rsid="0021a702" officeooo:paragraph-rsid="0021a702"/>
    </style:style>
    <style:style style:name="P11" style:family="paragraph" style:parent-style-name="Heading_20_1">
      <style:text-properties officeooo:rsid="0024bd73" officeooo:paragraph-rsid="0024bd73"/>
    </style:style>
    <style:style style:name="P12" style:family="paragraph" style:parent-style-name="Text_20_body">
      <style:text-properties officeooo:paragraph-rsid="0021a702"/>
    </style:style>
    <style:style style:name="P13" style:family="paragraph" style:parent-style-name="Text_20_body">
      <style:text-properties officeooo:paragraph-rsid="0024bd73"/>
    </style:style>
    <style:style style:name="T1" style:family="text">
      <style:text-properties officeooo:rsid="001d0552"/>
    </style:style>
    <style:style style:name="T2" style:family="text">
      <style:text-properties officeooo:rsid="001d9bfc"/>
    </style:style>
    <style:style style:name="T3" style:family="text">
      <style:text-properties officeooo:rsid="001f74f7"/>
    </style:style>
    <style:style style:name="T4" style:family="text">
      <style:text-properties officeooo:rsid="0021a702"/>
    </style:style>
    <style:style style:name="T5" style:family="text">
      <style:text-properties officeooo:rsid="00228b46"/>
    </style:style>
    <style:style style:name="T6" style:family="text">
      <style:text-properties officeooo:rsid="0024bd73"/>
    </style:style>
    <style:style style:name="T7" style:family="text">
      <style:text-properties officeooo:rsid="002781b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tab/><text:span text:style-name="T1">Functional Programming</text:span></text:p>
      <text:h text:style-name="P8" text:outline-level="1">Introduction(Video 1):</text:h>
      <text:p text:style-name="P6">-Types of programming:</text:p>
      <text:p text:style-name="P6"><text:tab/>1- Declarative Programming</text:p>
      <text:p text:style-name="P6"><text:tab/>2- Imperative Programming</text:p>
      <text:p text:style-name="P5">-Types of Declarative programming : </text:p>
      <text:p text:style-name="P4"><text:tab/>1- Functional Programming</text:p>
      <text:p text:style-name="P3"><text:tab/>2-Reactive Programming </text:p>
      <text:p text:style-name="P3"><text:tab/>3- Domain Specific Language</text:p>
      <text:p text:style-name="P3"><text:tab/><text:span text:style-name="T3">4- TPL dataflow (some sort of parallel programming)</text:span></text:p>
      <text:p text:style-name="P3">- you write declarative daily : when you write sql statement the sql server creates execution plan for you , in this case sql statement is declarative and execution plan is imperative</text:p>
      <text:p text:style-name="P3">- imperative means the exact computation you need to finish the task, declarative means high level statements.</text:p>
      <text:p text:style-name="P1">- <text:span text:style-name="T1">OOP is based on encapsulation which encapsulates data and logic in a single unit, Functional programming is based on that every single function doesnt take input from global scope or write output to a global scope but its a singe individual unit that is easy to test and if all functions are correct then all the functions pipeline will be correct (take input → calculate → output).</text:span></text:p>
      <text:p text:style-name="P1">- <text:span text:style-name="T2">FP is easier in work division and easier to test than OOP and encapsulation.</text:span></text:p>
      <text:p text:style-name="P2">-LINQ is a pipeline of functions in C#.</text:p>
      <text:h text:style-name="P9" text:outline-level="1">Video 2 Check Code Example1.cpp</text:h>
      <text:h text:style-name="P10" text:outline-level="1">Video 3 </text:h>
      <text:p text:style-name="P7">- <text:span text:style-name="T4">pure function is the function that doesn't read data from its surroundings or write data to its surroundings , it depends only on the single input ex: AddOne , we always try to make our functions pure to use functional programming</text:span></text:p>
      <text:p text:style-name="P7">- <text:span text:style-name="T4">Higher order function : means to take or return function inside another function.</text:span></text:p>
      <text:p text:style-name="P7">- <text:span text:style-name="T5">Check Example2.cpp</text:span></text:p>
      <text:h text:style-name="P11" text:outline-level="1">Video 4</text:h>
      <text:p text:style-name="P13">-<text:span text:style-name="T6">Check Example3.cpp</text:span></text:p>
      <text:p text:style-name="P2"/>
      <text:p text:style-name="P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20:52:17.253785015</meta:creation-date>
    <meta:generator>LibreOffice/6.4.7.2$Linux_X86_64 LibreOffice_project/40$Build-2</meta:generator>
    <dc:date>2022-01-14T22:59:33.738197934</dc:date>
    <meta:editing-duration>P2DT21H59M3S</meta:editing-duration>
    <meta:editing-cycles>10</meta:editing-cycles>
    <meta:document-statistic meta:table-count="0" meta:image-count="0" meta:object-count="0" meta:page-count="2" meta:paragraph-count="22" meta:word-count="245" meta:character-count="1480" meta:non-whitespace-character-count="1247"/>
  </office:meta>
</office:document-meta>
</file>